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draw:shadow="visible" draw:shadow-offset-x="0.254cm" draw:shadow-offset-y="0.254cm" draw:shadow-color="#c0c0c0" draw:shadow-opacity="60%"/>
    </style:style>
    <style:style style:name="gr3" style:family="graphic" style:parent-style-name="standard">
      <style:graphic-properties svg:stroke-width="0.051cm" draw:marker-start-width="0.381cm" draw:marker-end-width="0.381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4" style:family="graphic" style:parent-style-name="standard">
      <style:graphic-properties svg:stroke-width="0.051cm" draw:marker-start-width="0.381cm" draw:marker-end-width="0.381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fill="none" draw:fill-color="#ffffff"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5cm" fo:min-width="1.788cm"/>
    </style:style>
    <style:style style:name="gr8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solid" draw:stroke-dash="Line_20_with_20_Fine_20_Dots" svg:stroke-width="0.102cm" svg:stroke-color="#800000" draw:marker-start-width="0.457cm" draw:marker-end="Arrow" draw:marker-end-width="0.457cm" draw:fill="solid" draw:fill-color="#dc2300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02cm" svg:stroke-color="#800000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99cm"/>
    </style:style>
    <style:style style:name="gr14" style:family="graphic" style:parent-style-name="standard">
      <style:graphic-properties draw:fill-color="#ccccff" draw:textarea-horizontal-align="justify" draw:textarea-vertical-align="middle" draw:auto-grow-height="false"/>
    </style:style>
    <style:style style:name="gr15" style:family="graphic" style:parent-style-name="standard">
      <style:graphic-properties draw:fill-color="#ccccff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draw:shadow="visible" draw:shadow-offset-x="0.203cm" draw:shadow-offset-y="0.203cm" draw:shadow-opacity="65%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draw:shadow="visible" draw:shadow-offset-x="0.203cm" draw:shadow-offset-y="0.203cm" draw:shadow-opacity="65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style-name="Normal" style:font-family-generic="swiss" style:font-pitch="variable" fo:font-size="12pt" style:font-size-asian="18pt" style:font-size-complex="18pt"/>
    </style:style>
    <style:style style:name="P3" style:family="paragraph">
      <style:text-properties fo:font-family="Arial" style:font-style-name="Normal" style:font-family-generic="swiss" style:font-pitch="variable" fo:font-size="12pt" style:font-size-asian="18pt" style:font-size-complex="18pt"/>
    </style:style>
    <style:style style:name="P4" style:family="paragraph">
      <style:paragraph-properties fo:text-align="center"/>
      <style:text-properties fo:font-family="Arial" style:font-style-name="Normal" style:font-family-generic="swiss" style:font-pitch="variable" fo:font-size="12pt" fo:text-shadow="1pt 1pt" fo:font-weight="bold" style:font-size-asian="18pt" style:font-weight-asian="bold" style:font-size-complex="18pt" style:font-weight-complex="bold"/>
    </style:style>
    <style:style style:name="P5" style:family="paragraph">
      <style:paragraph-properties fo:text-align="center"/>
      <style:text-properties fo:font-family="Arial" style:font-style-name="Normal" style:font-family-generic="swiss" style:font-pitch="variable" fo:font-size="12pt"/>
    </style:style>
    <style:style style:name="P6" style:family="paragraph">
      <style:text-properties fo:font-family="Arial" style:font-family-generic="swiss" style:font-pitch="variable"/>
    </style:style>
    <style:style style:name="P7" style:family="paragraph">
      <style:paragraph-properties fo:text-align="center"/>
      <style:text-properties fo:font-family="Verdana" style:font-family-generic="swiss" style:font-pitch="variable"/>
    </style:style>
    <style:style style:name="P8" style:family="paragraph">
      <style:text-properties fo:font-family="Verdana" style:font-family-generic="swiss" style:font-pitch="variable"/>
    </style:style>
    <style:style style:name="T1" style:family="text">
      <style:text-properties fo:font-family="Arial" style:font-style-name="Normal" style:font-family-generic="swiss" style:font-pitch="variable" fo:font-size="12pt" style:font-size-asian="18pt" style:font-size-complex="18pt"/>
    </style:style>
    <style:style style:name="T2" style:family="text">
      <style:text-properties fo:font-family="Arial" style:font-style-name="Normal" style:font-family-generic="swiss" style:font-pitch="variable" fo:font-size="12pt" fo:text-shadow="1pt 1pt" fo:font-weight="bold" style:font-size-asian="18pt" style:font-weight-asian="bold" style:font-size-complex="18pt" style:font-weight-complex="bold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fo:font-family="Verdana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10.525cm" svg:x2="20.59cm" svg:y2="10.525cm">
          <text:p/>
        </draw:line>
        <draw:custom-shape draw:style-name="gr2" draw:text-style-name="P2" draw:layer="layout" svg:width="3.655cm" svg:height="13.97cm" svg:x="4.295cm" svg:y="12.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655cm" svg:height="0.888cm" svg:x="4.295cm" svg:y="24.254cm">
          <text:p text:style-name="P1"><text:span text:style-name="T1">EDI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655cm" svg:height="0.889cm" svg:x="4.295cm" svg:y="23.365cm">
          <text:p text:style-name="P1"><text:span text:style-name="T1">ESI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655cm" svg:height="0.887cm" svg:x="4.295cm" svg:y="22.478cm">
          <text:p text:style-name="P1"><text:span text:style-name="T1">ED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655cm" svg:height="0.888cm" svg:x="4.295cm" svg:y="21.59cm">
          <text:p text:style-name="P1"><text:span text:style-name="T1">NUL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655cm" svg:height="0.889cm" svg:x="4.295cm" svg:y="20.701cm">
          <text:p text:style-name="P1"><text:span text:style-name="T1">ECX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655cm" svg:height="0.888cm" svg:x="4.295cm" svg:y="19.813cm">
          <text:p text:style-name="P1"><text:span text:style-name="T1">EDX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655cm" svg:height="0.888cm" svg:x="4.295cm" svg:y="18.925cm">
          <text:p text:style-name="P1"><text:span text:style-name="T1">EBX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655cm" svg:height="0.888cm" svg:x="4.295cm" svg:y="18.037cm">
          <text:p text:style-name="P1"><text:span text:style-name="T1">EAX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655cm" svg:height="0.889cm" svg:x="4.295cm" svg:y="17.148cm">
          <text:p text:style-name="P1"><text:span text:style-name="T1">IS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655cm" svg:height="0.888cm" svg:x="4.295cm" svg:y="16.26cm">
          <text:p text:style-name="P1"><text:span text:style-name="T1">EI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655cm" svg:height="0.888cm" svg:x="4.295cm" svg:y="15.372cm">
          <text:p text:style-name="P1"><text:span text:style-name="T1">C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655cm" svg:height="0.888cm" svg:x="4.295cm" svg:y="14.484cm">
          <text:p text:style-name="P1"><text:span text:style-name="T1">EFLAG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61cm" svg:height="2.664cm" svg:x="4.034cm" svg:y="14.48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2" draw:layer="layout" svg:width="0.45cm" svg:height="7.104cm" svg:x="8.135cm" svg:y="16.739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3" draw:layer="layout" svg:width="2.288cm" svg:height="0.725cm" svg:x="9.507cm" svg:y="25.765cm">
          <draw:text-box>
            <text:p><text:span text:style-name="T1">ESP</text:span></text:p>
          </draw:text-box>
        </draw:frame>
        <draw:custom-shape draw:style-name="gr5" draw:text-style-name="P2" draw:layer="layout" svg:width="3.635cm" svg:height="0.757cm" svg:x="4.315cm" svg:y="25.167cm">
          <text:p text:style-name="P1"><text:span text:style-name="T1">ESP_OLD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9.89cm" svg:y1="26.4cm" svg:x2="8.62cm" svg:y2="25.28cm">
          <text:p/>
        </draw:line>
        <draw:custom-shape draw:style-name="gr2" draw:text-style-name="P2" draw:layer="layout" svg:width="3.656cm" svg:height="13.709cm" svg:x="12.684cm" svg:y="12.6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656cm" svg:height="0.888cm" svg:x="12.669cm" svg:y="24.237cm">
          <text:p text:style-name="P1"><text:span text:style-name="T1">EDI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656cm" svg:height="0.889cm" svg:x="12.669cm" svg:y="23.348cm">
          <text:p text:style-name="P1"><text:span text:style-name="T1">ESI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656cm" svg:height="0.887cm" svg:x="12.669cm" svg:y="22.461cm">
          <text:p text:style-name="P1"><text:span text:style-name="T1">ED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656cm" svg:height="0.888cm" svg:x="12.669cm" svg:y="21.573cm">
          <text:p text:style-name="P1"><text:span text:style-name="T1">NUL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656cm" svg:height="0.889cm" svg:x="12.669cm" svg:y="20.684cm">
          <text:p text:style-name="P1"><text:span text:style-name="T1">ECX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656cm" svg:height="0.888cm" svg:x="12.669cm" svg:y="19.796cm">
          <text:p text:style-name="P1"><text:span text:style-name="T1">EDX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656cm" svg:height="0.888cm" svg:x="12.669cm" svg:y="18.908cm">
          <text:p text:style-name="P1"><text:span text:style-name="T1">EBX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656cm" svg:height="0.888cm" svg:x="12.669cm" svg:y="18.02cm">
          <text:p text:style-name="P1"><text:span text:style-name="T1">EAX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656cm" svg:height="0.889cm" svg:x="12.669cm" svg:y="17.131cm">
          <text:p text:style-name="P1"><text:span text:style-name="T1">IS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656cm" svg:height="0.888cm" svg:x="12.669cm" svg:y="16.243cm">
          <text:p text:style-name="P1"><text:span text:style-name="T1">EIP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656cm" svg:height="0.888cm" svg:x="12.669cm" svg:y="15.355cm">
          <text:p text:style-name="P1"><text:span text:style-name="T2">C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656cm" svg:height="0.888cm" svg:x="12.669cm" svg:y="14.467cm">
          <text:p text:style-name="P1"><text:span text:style-name="T1">EFLAG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874cm" svg:height="2.753cm" svg:x="11.795cm" svg:y="14.46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9" draw:text-style-name="P5" draw:layer="layout" svg:x1="10.908cm" svg:y1="26.4cm" svg:x2="12.43cm" svg:y2="25.13cm">
          <text:p/>
        </draw:line>
        <draw:line draw:style-name="gr10" draw:text-style-name="P5" draw:layer="layout" svg:x1="3.71cm" svg:y1="14.484cm" svg:x2="3.71cm" svg:y2="25.838cm">
          <text:p/>
        </draw:line>
        <draw:line draw:style-name="gr11" draw:text-style-name="P5" draw:layer="layout" svg:x1="16.875cm" svg:y1="23.86cm" svg:x2="16.875cm" svg:y2="14.97cm">
          <text:p/>
        </draw:line>
        <draw:custom-shape draw:style-name="gr5" draw:text-style-name="P2" draw:layer="layout" svg:width="3.656cm" svg:height="0.888cm" svg:x="12.669cm" svg:y="14.467cm">
          <text:p text:style-name="P1"><text:span text:style-name="T1">EFLAG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656cm" svg:height="0.888cm" svg:x="12.669cm" svg:y="13.567cm">
          <text:p text:style-name="P1"><text:span text:style-name="T1">ESP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656cm" svg:height="0.888cm" svg:x="12.669cm" svg:y="12.667cm">
          <text:p text:style-name="P1"><text:span text:style-name="T1">SS</text:span></text:p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3.321cm" svg:height="0.962cm" svg:x="0.854cm" svg:y="6.715cm">
          <draw:text-box>
            <text:p><text:span text:style-name="T3">Process 1</text:span></text:p>
          </draw:text-box>
        </draw:frame>
        <draw:frame draw:style-name="gr12" draw:text-style-name="P6" draw:layer="layout" svg:width="3.321cm" svg:height="0.962cm" svg:x="16.24cm" svg:y="6.715cm">
          <draw:text-box>
            <text:p><text:span text:style-name="T3">Process 2</text:span></text:p>
          </draw:text-box>
        </draw:frame>
        <draw:frame draw:style-name="gr13" draw:text-style-name="P6" draw:layer="layout" svg:width="5.857cm" svg:height="4.517cm" svg:x="16.875cm" svg:y="14.335cm">
          <draw:text-box>
            <text:p><text:span text:style-name="T3">(!) CS </text:span></text:p>
            <text:p><text:span text:style-name="T3">points to </text:span></text:p>
            <text:p><text:span text:style-name="T3">an User </text:span></text:p>
            <text:p><text:span text:style-name="T3">descriptor </text:span></text:p>
            <text:p><text:span text:style-name="T3">within the </text:span></text:p>
            <text:p><text:span text:style-name="T3">GDT </text:span></text:p>
          </draw:text-box>
        </draw:frame>
        <draw:frame draw:style-name="gr12" draw:text-style-name="P6" draw:layer="layout" svg:width="4.193cm" svg:height="2.384cm" svg:x="16.397cm" svg:y="11.316cm">
          <draw:text-box>
            <text:p><text:span text:style-name="T3">Then we </text:span></text:p>
            <text:p><text:span text:style-name="T3">pop SS:ESP </text:span></text:p>
            <text:p><text:span text:style-name="T3">too!</text:span></text:p>
          </draw:text-box>
        </draw:frame>
        <draw:custom-shape draw:style-name="gr14" draw:text-style-name="P1" draw:layer="layout" svg:width="3.81cm" svg:height="7.62cm" svg:x="4.175cm" svg:y="1.63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3.81cm" svg:height="3.81cm" svg:x="4.175cm" svg:y="1.635cm">
          <text:p text:style-name="P1"><text:span text:style-name="T4">Some stuff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81cm" svg:height="7.62cm" svg:x="12.43cm" svg:y="1.63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3.81cm" svg:height="3.81cm" svg:x="12.43cm" svg:y="1.635cm">
          <text:p text:style-name="P1"><text:span text:style-name="T4">Fresh stack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54cm" svg:height="1.905cm" svg:x="4.81cm" svg:y="9.8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1" draw:layer="layout" svg:width="1.905cm" svg:height="1.905cm" svg:x="13.065cm" svg:y="9.8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8" draw:layer="layout" svg:width="4.088cm" svg:height="1.021cm" svg:x="8.342cm" svg:y="9.255cm">
          <draw:text-box>
            <text:p><text:span text:style-name="T4">User Space</text:span></text:p>
          </draw:text-box>
        </draw:frame>
        <draw:frame draw:style-name="gr12" draw:text-style-name="P8" draw:layer="layout" svg:width="4.663cm" svg:height="1.021cm" svg:x="7.985cm" svg:y="11.16cm">
          <draw:text-box>
            <text:p><text:span text:style-name="T4">Kernel Space</text:span></text:p>
          </draw:text-box>
        </draw:frame>
        <draw:custom-shape draw:style-name="gr5" draw:text-style-name="P2" draw:layer="layout" svg:width="3.656cm" svg:height="0.888cm" svg:x="4.294cm" svg:y="13.53cm">
          <text:p text:style-name="P1"><text:span text:style-name="T1">ESP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656cm" svg:height="0.888cm" svg:x="4.294cm" svg:y="12.63cm">
          <text:p text:style-name="P1"><text:span text:style-name="T1">S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savatage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MetallicA OLD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co </meta:initial-creator>
    <meta:creation-date>2010-07-19T12:31:22</meta:creation-date>
    <dc:date>2010-10-18T14:22:46</dc:date>
    <dc:creator>markix </dc:creator>
    <meta:editing-duration>PT00H33M04S</meta:editing-duration>
    <meta:editing-cycles>2</meta:editing-cycles>
    <meta:generator>OpenOffice.org/3.2$Linux OpenOffice.org_project/320m12$Build-9483</meta:generator>
    <meta:document-statistic meta:object-count="53"/>
  </office:meta>
</office:document-meta>
</file>